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Hypertextovýodkaz" style:family="text">
      <style:text-properties fo:font-size="8pt" style:font-size-asian="8pt" style:font-size-complex="8pt"/>
    </style:style>
    <style:style style:name="T22" style:parent-style-name="Hypertextovýodkaz" style:family="text">
      <style:text-properties fo:font-size="8pt" style:font-size-asian="8pt" style:font-size-complex="8pt"/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Číslovaný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T26" style:parent-style-name="Hypertextovýodkaz" style:family="text">
      <style:text-properties fo:font-size="8pt" style:font-size-asian="8pt" style:font-size-complex="8pt"/>
    </style:style>
    <style:style style:name="T27" style:parent-style-name="Standardnípísmoodstavce" style:family="text">
      <style:text-properties fo:font-size="8pt" style:font-size-asian="8pt" style:font-size-complex="8pt"/>
    </style:style>
    <style:style style:name="T28" style:parent-style-name="Hypertextovýodkaz" style:family="text">
      <style:text-properties fo:font-size="8pt" style:font-size-asian="8pt" style:font-size-complex="8pt"/>
    </style:style>
    <style:style style:name="T29" style:parent-style-name="Standardnípísmoodstavce" style:family="text">
      <style:text-properties fo:font-size="8pt" style:font-size-asian="8pt" style:font-size-complex="8pt"/>
    </style:style>
    <style:style style:name="P30" style:parent-style-name="podpis" style:family="paragraph">
      <style:paragraph-properties fo:text-align="start" fo:margin-left="0in">
        <style:tab-stops/>
      </style:paragraph-properties>
    </style:style>
    <style:style style:name="P31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68/2024</text:p>
            <text:p text:style-name="Normální">KVOP-39378/2024</text:p>
            <text:p text:style-name="Normální">04. 10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gr. Bc.<text:s/>L. Š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 vlastních rukou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 informace</text:h>
      <text:h text:style-name="Nadpis1" text:outline-level="1">a o vydání rozhodnutí o částečném odmítnutí žádosti</text:h>
      <text:h text:style-name="Nadpis1" text:outline-level="1">podle zákona č. 106/1999 Sb., o svobodném přístupu k informacím</text:h>
      <text:p text:style-name="Základnítext">Vážený pane magistře,<text:s/></text:p>
      <text:p text:style-name="Základnítext">dne 27. září obdržela Kancelář veřejného ochránce práv žádost o informace Vašeho klienta pana R. M., nar.<text:s/><text:span text:style-name="T18">X</text:span><text:span text:style-name="T19">,</text:span><text:span text:style-name="instrukce"><text:s/></text:span>bytem<text:s/>X, kterého zastupujete. Žádáte o zaslání těchto informací v elektronické podobě do Vaší datové schránky:</text:p>
      <text:list text:style-name="LFO3_1" text:continue-numbering="true">
        <text:list-item>
          <text:p text:style-name="P20">Písemné závěrečné stanovisko či jiný závěr obsahující právní<text:s/>argumentaci veřejného ochránce práv, kterou zaujal v minulosti při řešení podnětu popsaného v článku iDNES.cz<text:span text:style-name="Značkapozn.podčarou"><text:note text:note-class="footnote" text:id="_ftn0"><text:note-citation>1</text:note-citation><text:note-body><text:p text:style-name="Textpozn.podčarou"><text:s/><text:a xlink:href="https://www.idnes.cz/brno/zpravy/ombudsman-pripady-pokuty-parkovani-poplatky-odpad.A240425_160556_brno-zpravy_krut" office:target-frame-name="_top" xlink:show="replace"><text:span text:style-name="T21">https://www</text:span><text:span text:style-name="T22">.idnes.cz/brno/zpravy/ombudsman-pripady-pokuty-parkovani-poplatky-odpad.A240425_160556_brno-zpravy_krut</text:span></text:a><text:s/></text:p></text:note-body></text:note></text:span><text:s/>, který je skutkově shodný s věcí žadatele.</text:p>
        </text:list-item>
        <text:list-item>
          <text:p text:style-name="P23">Zda veřejný ochránce práv v případu popsaném v článku Idnes.cz zjistil porušení právních předpisů a jakým způsobem byla tato věc vyřízena. Pokud veřejný ochránce práv v uvedené věci zjistil porušení právních předpisů, žádáme o sdělení, jaké právní předpisy či ustanovení byly ze strany přestupkového orgánu porušeny.</text:p>
        </text:list-item>
        <text:list-item>
          <text:p text:style-name="P24">Poskytnutí ad hoc stanoviska veřejným ochráncem práv k věci žadatele, o které vede Magistrát města Brna přestupkové řízení</text:p>
        </text:list-item>
      </text:list>
      <text:p text:style-name="P25"/>
      <text:h text:style-name="Nadpis2" text:outline-level="2">Dáváme Vám tyto informace:</text:h>
      <text:h text:style-name="Nadpis2" text:outline-level="2"/>
      <text:h text:style-name="Nadpis2" text:outline-level="2">K bodu č. 1</text:h>
      <text:p text:style-name="Základnítext">Ochránce v rámci šetření podnětu popsaného v článku iDNES.cz požádal primátorku města Brna o vyjádření, zda by bylo možné změnit dosavadní<text:s/>přístup a upravit automatické zprávy upozorňující na blížící se konec parkovacího oprávnění tak, aby obsahovaly alespoň stručné poučení o tom, jak oprávnění prodloužit. Přitom argumentoval tím, že na webových<text:s/><text:soft-page-break/>stránkách<text:s/><text:span text:style-name="Hypertextovýodkaz">parkovanivbrne.cz</text:span>,<text:span text:style-name="Značkapozn.podčarou"><text:note text:note-class="footnote" text:id="_ftn1"><text:note-citation>2</text:note-citation><text:note-body><text:p text:style-name="Textpozn.podčarou"><text:s/><text:a xlink:href="https://www.parkovanivbrne.cz/otazky-a-odpovedi#160" office:target-frame-name="_top" xlink:show="replace"><text:span text:style-name="T26">https://www.parkovanivbrne.cz/otazky-a-odpovedi#160</text:span></text:a><text:span text:style-name="T27">.</text:span></text:p></text:note-body></text:note></text:span><text:s/>je sice dostupná informace, že pro prodloužení oprávnění nestačí pouhé zopakování loňské platby, a že je třeba oprávnění prodloužit v osobních stránkách uživatele; tato informace může být pro mnohé, obzvláště starší občany, snadno přehlédnutelná, nebo dokonce nedohledatelná.</text:p>
      <text:p text:style-name="Základnítext">Jedním z úkolů veřejného ochránce práv je dbát na dodržování principů dobré správy.<text:span text:style-name="Značkapozn.podčarou"><text:note text:note-class="footnote" text:id="_ftn2"><text:note-citation>3</text:note-citation><text:note-body><text:p text:style-name="Textpozn.podčarou"><text:s/><text:span text:style-name="Značkapozn.podčarou"><text:tab/></text:span>Zejména v souladu se zásadou<text:s/>vstřícnosti, viz<text:s/><text:a xlink:href="https://www.ochrance.cz/dokument/principy-dobre-spravy/principy-dobre-spravy.pdf" office:target-frame-name="_top" xlink:show="replace"><text:span text:style-name="T28">https://www.ochrance.cz/dokument/principy-dobre-spravy/principy-dobre-spravy.pdf</text:span></text:a><text:span text:style-name="T29">.</text:span></text:p></text:note-body></text:note></text:span><text:s/>Úřady by měly vycházet občanům vstříc a v rámci svých možností je co nejlépe informovat. Například právě v situaci, kdy systém automaticky generuje a zasílá jednotlivým uživatelům upozornění o tom, že se blíží konec platnosti jejich parkovacího oprávnění, by bylo velmi příhodné (a technicky nijak náročné) tento automaticky generovaný e-mail upravit tak, aby obsahoval alespoň stručnou informaci o tom, jak musí uživatelé postupovat, aby své oprávnění prodloužili, a že nestačí pouhé zopakování loňské platby.</text:p>
      <text:h text:style-name="Nadpis2" text:outline-level="2">K bodu č. 2</text:h>
      <text:p text:style-name="Základnítext">Ochránce v případě popsaném v článku iDnes.cz nezjistil porušení právních předpisů. Šetření ukončil dle § 17 zákona o veřejném ochránci práv bez zjištění pochybení.<text:s/></text:p>
      <text:h text:style-name="Nadpis2" text:outline-level="2">K bodu č. 1 a 3</text:h>
      <text:p text:style-name="Základnítext"><text:span text:style-name="Silné">Zbývající informace Vám nemůžeme poskytnout.</text:span><text:s/>Vysvětlení najdete v přiloženém rozhodnutí o částečném odmítnutí žádosti.</text:p>
      <text:p text:style-name="Základnítext"/>
      <text:p text:style-name="Základnítext">S pozdravem</text:p>
      <text:p text:style-name="Základnítext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30"/>
      <text:p text:style-name="P31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UK8Z*</text:span></text:p>
        <text:p text:style-name="P12"><text:span text:style-name="T13">KVOPX00EUK8Z</text:span>KVOPX00EUK8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02T10:51:00Z</meta:creation-date>
    <dc:date>2024-12-02T11:16:00Z</dc:date>
    <meta:print-date>2024-10-04T07:47:00Z</meta:print-date>
    <meta:template xlink:href="KVOP_dopis%20vedoucího" xlink:type="simple"/>
    <meta:editing-cycles>6</meta:editing-cycles>
    <meta:editing-duration>PT120S</meta:editing-duration>
    <meta:user-defined meta:name="ContentTypeId">0x010100D3A71DC738674B4893D02C4CA0E22FAC</meta:user-defined>
    <meta:document-statistic meta:page-count="2" meta:paragraph-count="5" meta:word-count="424" meta:character-count="2923" meta:row-count="20" meta:non-whitespace-character-count="2504"/>
  </office:meta>
</office:document-meta>
</file>